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Courier"/>
    <style:font-face style:name="sans-serif" svg:font-family="sans-serif"/>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8b13e"/>
    </style:style>
    <style:style style:name="P2" style:family="paragraph" style:parent-style-name="Standard">
      <style:text-properties officeooo:rsid="0008b13e" officeooo:paragraph-rsid="0022864c"/>
    </style:style>
    <style:style style:name="P3" style:family="paragraph" style:parent-style-name="Standard">
      <style:text-properties officeooo:rsid="000f3966" officeooo:paragraph-rsid="000f3966"/>
    </style:style>
    <style:style style:name="P4" style:family="paragraph" style:parent-style-name="Standard">
      <style:paragraph-properties fo:margin-left="0.4925in" fo:margin-right="0in" fo:text-indent="0in" style:auto-text-indent="false"/>
      <style:text-properties officeooo:rsid="0008b13e"/>
    </style:style>
    <style:style style:name="P5" style:family="paragraph" style:parent-style-name="Preformatted_20_Text">
      <style:paragraph-properties fo:margin-left="0.4925in" fo:margin-right="0in" fo:text-indent="0in" style:auto-text-indent="false"/>
    </style:style>
    <style:style style:name="P6" style:family="paragraph" style:parent-style-name="Preformatted_20_Text">
      <style:paragraph-properties fo:margin-left="0.4925in" fo:margin-right="0in" fo:text-indent="0in" style:auto-text-indent="false"/>
      <style:text-properties officeooo:paragraph-rsid="00163aa1"/>
    </style:style>
    <style:style style:name="P7" style:family="paragraph" style:parent-style-name="Preformatted_20_Text">
      <style:paragraph-properties fo:margin-left="0.4925in" fo:margin-right="0in" fo:text-indent="0in" style:auto-text-indent="false"/>
      <style:text-properties officeooo:rsid="00199d11" officeooo:paragraph-rsid="00199d11"/>
    </style:style>
    <style:style style:name="P8" style:family="paragraph" style:parent-style-name="Preformatted_20_Text">
      <style:paragraph-properties fo:margin-left="0.4925in" fo:margin-right="0in" fo:text-indent="0in" style:auto-text-indent="false"/>
      <style:text-properties officeooo:paragraph-rsid="00199d11"/>
    </style:style>
    <style:style style:name="P9" style:family="paragraph" style:parent-style-name="Preformatted_20_Text">
      <style:paragraph-properties fo:margin-left="0.4925in" fo:margin-right="0in" fo:text-indent="0in" style:auto-text-indent="false"/>
      <style:text-properties officeooo:paragraph-rsid="00269f2e"/>
    </style:style>
    <style:style style:name="P10" style:family="paragraph" style:parent-style-name="Preformatted_20_Text">
      <style:paragraph-properties fo:margin-left="0.4925in" fo:margin-right="0in" fo:text-indent="0in" style:auto-text-indent="false"/>
      <style:text-properties officeooo:paragraph-rsid="0029ed72"/>
    </style:style>
    <style:style style:name="P11" style:family="paragraph" style:parent-style-name="Heading">
      <style:text-properties officeooo:rsid="0036916b" officeooo:paragraph-rsid="0036916b"/>
    </style:style>
    <style:style style:name="P12" style:family="paragraph" style:parent-style-name="Heading">
      <style:text-properties officeooo:rsid="003fed34" officeooo:paragraph-rsid="003fed34"/>
    </style:style>
    <style:style style:name="P13" style:family="paragraph" style:parent-style-name="Text_20_body">
      <style:text-properties officeooo:paragraph-rsid="0016eb9c"/>
    </style:style>
    <style:style style:name="P14" style:family="paragraph" style:parent-style-name="Text_20_body">
      <style:text-properties officeooo:rsid="000f3966" officeooo:paragraph-rsid="000f3966"/>
    </style:style>
    <style:style style:name="P15" style:family="paragraph" style:parent-style-name="Text_20_body">
      <style:text-properties officeooo:paragraph-rsid="000f3966"/>
    </style:style>
    <style:style style:name="P16" style:family="paragraph" style:parent-style-name="Text_20_body">
      <style:text-properties officeooo:rsid="00199d11" officeooo:paragraph-rsid="00199d11"/>
    </style:style>
    <style:style style:name="P17" style:family="paragraph" style:parent-style-name="Text_20_body">
      <style:text-properties officeooo:rsid="001a3654" officeooo:paragraph-rsid="001a3654"/>
    </style:style>
    <style:style style:name="P18" style:family="paragraph" style:parent-style-name="Text_20_body">
      <style:text-properties officeooo:rsid="002bde07" officeooo:paragraph-rsid="002bde07"/>
    </style:style>
    <style:style style:name="P19" style:family="paragraph" style:parent-style-name="Text_20_body">
      <style:text-properties officeooo:rsid="002d6839" officeooo:paragraph-rsid="002d6839"/>
    </style:style>
    <style:style style:name="P20" style:family="paragraph" style:parent-style-name="Text_20_body">
      <style:text-properties officeooo:rsid="00320376" officeooo:paragraph-rsid="00320376"/>
    </style:style>
    <style:style style:name="P21" style:family="paragraph" style:parent-style-name="Text_20_body">
      <style:text-properties officeooo:rsid="0034ca8a" officeooo:paragraph-rsid="0034ca8a"/>
    </style:style>
    <style:style style:name="P22" style:family="paragraph" style:parent-style-name="Text_20_body">
      <style:text-properties officeooo:rsid="003510dc" officeooo:paragraph-rsid="003510dc"/>
    </style:style>
    <style:style style:name="P23" style:family="paragraph" style:parent-style-name="Text_20_body">
      <style:text-properties officeooo:rsid="003513b1" officeooo:paragraph-rsid="003513b1"/>
    </style:style>
    <style:style style:name="P24" style:family="paragraph" style:parent-style-name="Text_20_body">
      <style:text-properties officeooo:rsid="00365bad" officeooo:paragraph-rsid="00365bad"/>
    </style:style>
    <style:style style:name="P25" style:family="paragraph" style:parent-style-name="Text_20_body">
      <style:text-properties officeooo:rsid="0036916b" officeooo:paragraph-rsid="0036916b"/>
    </style:style>
    <style:style style:name="P26" style:family="paragraph" style:parent-style-name="Text_20_body">
      <style:text-properties style:font-name="Liberation Sans" fo:font-size="10.5pt" fo:font-style="normal" fo:font-weight="bold" officeooo:rsid="00371305" officeooo:paragraph-rsid="00371305" style:font-name-asian="WenQuanYi Zen Hei" style:font-size-asian="10.5pt" style:font-style-asian="normal" style:font-weight-asian="bold" style:font-name-complex="Lohit Hindi" style:font-size-complex="10.5pt" style:font-style-complex="normal" style:font-weight-complex="bold"/>
    </style:style>
    <style:style style:name="P27" style:family="paragraph" style:parent-style-name="Text_20_body">
      <style:text-properties style:font-name="Liberation Sans" fo:font-size="14pt" officeooo:rsid="0038ac91" officeooo:paragraph-rsid="0038ac91" style:font-name-asian="WenQuanYi Zen Hei" style:font-size-asian="14pt" style:font-name-complex="Lohit Hindi" style:font-size-complex="14pt"/>
    </style:style>
    <style:style style:name="P28" style:family="paragraph" style:parent-style-name="Text_20_body">
      <style:text-properties officeooo:rsid="003ca18f" officeooo:paragraph-rsid="003ca18f"/>
    </style:style>
    <style:style style:name="P29" style:family="paragraph" style:parent-style-name="Text_20_body">
      <style:text-properties officeooo:rsid="003fed34" officeooo:paragraph-rsid="003fed34"/>
    </style:style>
    <style:style style:name="P30" style:family="paragraph" style:parent-style-name="Text_20_body">
      <style:text-properties officeooo:paragraph-rsid="003fed34"/>
    </style:style>
    <style:style style:name="P31" style:family="paragraph" style:parent-style-name="List_20_Contents">
      <style:paragraph-properties fo:margin-left="1.1811in" fo:margin-right="0in" style:line-height-at-least="0.198in" fo:widows="1" fo:text-indent="0in" style:auto-text-indent="false"/>
      <style:text-properties officeooo:paragraph-rsid="0016eb9c"/>
    </style:style>
    <style:style style:name="P32" style:family="paragraph" style:parent-style-name="List_20_Contents">
      <style:paragraph-properties fo:margin-left="1.1811in" fo:margin-right="0in" fo:margin-top="0in" fo:margin-bottom="0.1965in" style:contextual-spacing="false" style:line-height-at-least="0.198in" fo:widows="1" fo:text-indent="0in" style:auto-text-indent="false"/>
      <style:text-properties fo:font-variant="normal" fo:text-transform="none" fo:color="#000000" style:font-name="sans-serif" fo:font-size="9pt" fo:letter-spacing="normal" fo:font-style="italic" fo:font-weight="normal" officeooo:paragraph-rsid="001cfed2"/>
    </style:style>
    <style:style style:name="P33" style:family="paragraph" style:parent-style-name="List_20_Contents">
      <style:paragraph-properties fo:margin-left="1.1811in" fo:margin-right="0in" fo:margin-top="0in" fo:margin-bottom="0.1965in" style:contextual-spacing="false" style:line-height-at-least="0.198in" fo:widows="1" fo:text-indent="0in" style:auto-text-indent="false"/>
      <style:text-properties officeooo:paragraph-rsid="003510dc"/>
    </style:style>
    <style:style style:name="P34" style:family="paragraph" style:parent-style-name="Preformatted_20_Text">
      <style:text-properties officeooo:paragraph-rsid="002977f8"/>
    </style:style>
    <style:style style:name="P35" style:family="paragraph" style:parent-style-name="Preformatted_20_Text">
      <style:text-properties officeooo:paragraph-rsid="003fed34"/>
    </style:style>
    <style:style style:name="P36" style:family="paragraph" style:parent-style-name="Standard">
      <style:text-properties fo:font-style="italic" officeooo:rsid="0008b13e" style:font-style-asian="italic" style:font-style-complex="italic"/>
    </style:style>
    <style:style style:name="P37" style:family="paragraph" style:parent-style-name="Standard">
      <style:text-properties fo:font-style="italic" officeooo:rsid="0022864c" officeooo:paragraph-rsid="0022864c" style:font-style-asian="italic" style:font-style-complex="italic"/>
    </style:style>
    <style:style style:name="P38" style:family="paragraph" style:parent-style-name="Standard" style:list-style-name="L1"/>
    <style:style style:name="P39" style:family="paragraph" style:parent-style-name="Standard">
      <style:text-properties fo:font-style="normal" style:font-style-asian="normal" style:font-style-complex="normal"/>
    </style:style>
    <style:style style:name="P40" style:family="paragraph" style:parent-style-name="Heading">
      <style:text-properties officeooo:rsid="00320376" officeooo:paragraph-rsid="00320376"/>
    </style:style>
    <style:style style:name="P41" style:family="paragraph" style:parent-style-name="Heading">
      <style:text-properties officeooo:rsid="003510dc" officeooo:paragraph-rsid="003510dc"/>
    </style:style>
    <style:style style:name="P42" style:family="paragraph" style:parent-style-name="Text_20_body" style:list-style-name="L1">
      <style:text-properties officeooo:paragraph-rsid="0016eb9c"/>
    </style:style>
    <style:style style:name="P43" style:family="paragraph" style:parent-style-name="Text_20_body">
      <style:text-properties officeooo:rsid="003510dc"/>
    </style:style>
    <style:style style:name="P44" style:family="paragraph" style:parent-style-name="Text_20_body" style:list-style-name="L2">
      <style:text-properties officeooo:rsid="003510dc" officeooo:paragraph-rsid="003510dc"/>
    </style:style>
    <style:style style:name="P45" style:family="paragraph" style:parent-style-name="Text_20_body" style:list-style-name="L3">
      <style:text-properties officeooo:rsid="003510dc" officeooo:paragraph-rsid="003510dc"/>
    </style:style>
    <style:style style:name="P46" style:family="paragraph" style:parent-style-name="Text_20_body">
      <style:text-properties fo:font-style="normal" officeooo:rsid="00371305" officeooo:paragraph-rsid="00371305" style:font-style-asian="normal" style:font-style-complex="normal"/>
    </style:style>
    <style:style style:name="P47" style:family="paragraph" style:parent-style-name="Text_20_body" style:list-style-name="L3">
      <style:text-properties officeooo:rsid="003513b1" officeooo:paragraph-rsid="003513b1"/>
    </style:style>
    <style:style style:name="P48" style:family="paragraph" style:parent-style-name="Text_20_body" style:list-style-name="L4">
      <style:text-properties officeooo:rsid="003513b1" officeooo:paragraph-rsid="003513b1"/>
    </style:style>
    <style:style style:name="P49" style:family="paragraph" style:parent-style-name="Text_20_body" style:list-style-name="L5">
      <style:text-properties officeooo:paragraph-rsid="0036bb38"/>
    </style:style>
    <style:style style:name="P50" style:family="paragraph" style:parent-style-name="Text_20_body" style:list-style-name="L5">
      <style:text-properties officeooo:rsid="0036bb38" officeooo:paragraph-rsid="0036bb38"/>
    </style:style>
    <style:style style:name="P51" style:family="paragraph" style:parent-style-name="Text_20_body" style:list-style-name="L5">
      <style:text-properties officeooo:rsid="0038b9de" officeooo:paragraph-rsid="0038b9de"/>
    </style:style>
    <style:style style:name="P52" style:family="paragraph" style:parent-style-name="Text_20_body" style:list-style-name="L5">
      <style:text-properties officeooo:rsid="00393838" officeooo:paragraph-rsid="00393838"/>
    </style:style>
    <style:style style:name="P53" style:family="paragraph" style:parent-style-name="Text_20_body" style:list-style-name="L5">
      <style:text-properties officeooo:rsid="00406550" officeooo:paragraph-rsid="00406550"/>
    </style:style>
    <style:style style:name="P54" style:family="paragraph" style:parent-style-name="Text_20_body" style:list-style-name="L5">
      <style:text-properties officeooo:rsid="004229c5" officeooo:paragraph-rsid="004229c5"/>
    </style:style>
    <style:style style:name="P55" style:family="paragraph" style:parent-style-name="Text_20_body" style:list-style-name="L5">
      <style:text-properties officeooo:rsid="0043b171" officeooo:paragraph-rsid="0043b171"/>
    </style:style>
    <style:style style:name="P56" style:family="paragraph" style:parent-style-name="Text_20_body" style:list-style-name="L6">
      <style:text-properties officeooo:paragraph-rsid="003ca18f"/>
    </style:style>
    <style:style style:name="P57" style:family="paragraph" style:parent-style-name="Text_20_body" style:list-style-name="L6">
      <style:text-properties style:text-line-through-style="solid" style:text-line-through-type="single" officeooo:rsid="0038ac91" officeooo:paragraph-rsid="0038ac91"/>
    </style:style>
    <style:style style:name="P58" style:family="paragraph" style:parent-style-name="Text_20_body" style:list-style-name="L6">
      <style:text-properties officeooo:rsid="003b10de" officeooo:paragraph-rsid="003b10de"/>
    </style:style>
    <style:style style:name="P59" style:family="paragraph" style:parent-style-name="Text_20_body">
      <style:text-properties officeooo:rsid="0046f06b" officeooo:paragraph-rsid="0046f06b"/>
    </style:style>
    <style:style style:name="P60" style:family="paragraph" style:parent-style-name="Text_20_body" style:list-style-name="L7">
      <style:text-properties officeooo:rsid="0046f06b" officeooo:paragraph-rsid="0048564f"/>
    </style:style>
    <style:style style:name="P61" style:family="paragraph" style:parent-style-name="Text_20_body" style:list-style-name="L7">
      <style:text-properties officeooo:rsid="0048564f" officeooo:paragraph-rsid="0048564f"/>
    </style:style>
    <style:style style:name="P62" style:family="paragraph" style:parent-style-name="Text_20_body">
      <style:text-properties officeooo:rsid="0048564f" officeooo:paragraph-rsid="0048564f"/>
    </style:style>
    <style:style style:name="P63" style:family="paragraph" style:parent-style-name="Text_20_body">
      <style:text-properties officeooo:rsid="0048d51f" officeooo:paragraph-rsid="0048d51f"/>
    </style:style>
    <style:style style:name="P64" style:family="paragraph" style:parent-style-name="Text_20_body">
      <style:text-properties officeooo:rsid="004a7eae" officeooo:paragraph-rsid="004a7eae"/>
    </style:style>
    <style:style style:name="P65" style:family="paragraph" style:parent-style-name="Text_20_body">
      <style:text-properties officeooo:paragraph-rsid="004a7eae"/>
    </style:style>
    <style:style style:name="P66" style:family="paragraph" style:parent-style-name="Text_20_body">
      <style:paragraph-properties fo:text-align="center" style:justify-single-word="false"/>
      <style:text-properties fo:font-size="8pt" style:font-size-asian="8pt" style:font-size-complex="8pt"/>
    </style:style>
    <style:style style:name="P67" style:family="paragraph" style:parent-style-name="Text_20_body">
      <style:paragraph-properties fo:margin-left="0.4925in" fo:margin-right="0in" fo:text-indent="0in" style:auto-text-indent="false"/>
      <style:text-properties officeooo:rsid="004a7eae" officeooo:paragraph-rsid="004a7eae"/>
    </style:style>
    <style:style style:name="P68" style:family="paragraph" style:parent-style-name="Heading_20_10">
      <style:text-properties officeooo:rsid="000f3966" officeooo:paragraph-rsid="000f3966"/>
    </style:style>
    <style:style style:name="P69" style:family="paragraph" style:parent-style-name="Heading_20_10">
      <style:text-properties officeooo:paragraph-rsid="000f3966"/>
    </style:style>
    <style:style style:name="P70" style:family="paragraph" style:parent-style-name="Heading_20_10">
      <style:text-properties officeooo:rsid="00199d11" officeooo:paragraph-rsid="00199d11"/>
    </style:style>
    <style:style style:name="P71" style:family="paragraph" style:parent-style-name="Heading_20_10">
      <style:text-properties officeooo:rsid="0022864c" officeooo:paragraph-rsid="0022864c"/>
    </style:style>
    <style:style style:name="P72" style:family="paragraph" style:parent-style-name="Heading_20_10">
      <style:text-properties officeooo:rsid="0046f06b" officeooo:paragraph-rsid="0046f06b"/>
    </style:style>
    <style:style style:name="P73" style:family="paragraph" style:parent-style-name="List_20_1" style:list-style-name="List_20_1"/>
    <style:style style:name="P74" style:family="paragraph" style:parent-style-name="Preformatted_20_Text">
      <style:text-properties style:use-window-font-color="true" officeooo:rsid="0023a47f"/>
    </style:style>
    <style:style style:name="P75" style:family="paragraph" style:parent-style-name="Preformatted_20_Text">
      <style:text-properties fo:font-style="normal" style:font-style-asian="normal" style:font-style-complex="normal"/>
    </style:style>
    <style:style style:name="P76" style:family="paragraph" style:parent-style-name="Preformatted_20_Text" style:list-style-name="L6">
      <style:text-properties officeooo:paragraph-rsid="0045c846"/>
    </style:style>
    <style:style style:name="P77" style:family="paragraph" style:parent-style-name="Preformatted_20_Text">
      <style:paragraph-properties fo:margin-left="0.4925in" fo:margin-right="0in" fo:text-indent="0in" style:auto-text-indent="false"/>
      <style:text-properties officeooo:rsid="00163aa1" officeooo:paragraph-rsid="00163aa1"/>
    </style:style>
    <style:style style:name="P78" style:family="paragraph" style:parent-style-name="Preformatted_20_Text">
      <style:paragraph-properties fo:margin-left="0.4925in" fo:margin-right="0in" fo:text-indent="0in" style:auto-text-indent="false"/>
      <style:text-properties officeooo:rsid="00163aa1" officeooo:paragraph-rsid="00199d11"/>
    </style:style>
    <style:style style:name="T1" style:family="text">
      <style:text-properties fo:font-style="normal" style:font-style-asian="normal" style:font-style-complex="normal"/>
    </style:style>
    <style:style style:name="T2" style:family="text">
      <style:text-properties fo:font-style="normal" officeooo:rsid="0016eb9c" style:font-style-asian="normal" style:font-style-complex="normal"/>
    </style:style>
    <style:style style:name="T3" style:family="text">
      <style:text-properties fo:font-style="normal" officeooo:rsid="0018767c" style:font-style-asian="normal" style:font-style-complex="normal"/>
    </style:style>
    <style:style style:name="T4" style:family="text">
      <style:text-properties fo:font-style="normal" officeooo:rsid="003fed34" style:font-style-asian="normal" style:font-style-complex="normal"/>
    </style:style>
    <style:style style:name="T5" style:family="text">
      <style:text-properties fo:font-variant="normal" fo:text-transform="none" fo:color="#000000" style:font-name="monospace" fo:font-size="9pt" fo:letter-spacing="normal" fo:font-style="normal" fo:font-weight="normal"/>
    </style:style>
    <style:style style:name="T6" style:family="text">
      <style:text-properties fo:font-variant="normal" fo:text-transform="none" fo:color="#000000" style:font-name="monospace" fo:font-size="9pt" fo:letter-spacing="normal" fo:font-style="normal" fo:font-weight="normal" officeooo:rsid="003510dc"/>
    </style:style>
    <style:style style:name="T7" style:family="text">
      <style:text-properties fo:font-variant="normal" fo:text-transform="none" fo:color="#000000" style:text-line-through-style="none" style:text-line-through-type="none" style:font-name="monospace" fo:font-size="9pt" fo:letter-spacing="normal" fo:font-style="normal" fo:font-weight="normal"/>
    </style:style>
    <style:style style:name="T8" style:family="text">
      <style:text-properties fo:font-variant="normal" fo:text-transform="none" fo:color="#000000" style:text-line-through-style="none" style:text-line-through-type="none" style:font-name="monospace" fo:font-size="9pt" fo:letter-spacing="normal" fo:font-style="normal" fo:font-weight="normal" officeooo:rsid="003510dc"/>
    </style:style>
    <style:style style:name="T9" style:family="text">
      <style:text-properties fo:font-variant="normal" fo:text-transform="none" fo:color="#000000" style:text-line-through-style="none" style:text-line-through-type="none" style:font-name="monospace" fo:font-size="9pt" fo:letter-spacing="normal" fo:font-style="normal" fo:font-weight="normal" officeooo:rsid="003dba82"/>
    </style:style>
    <style:style style:name="T10" style:family="text">
      <style:text-properties officeooo:rsid="000f3966"/>
    </style:style>
    <style:style style:name="T11" style:family="text">
      <style:text-properties fo:font-style="italic" style:font-style-asian="italic" style:font-style-complex="italic"/>
    </style:style>
    <style:style style:name="T12" style:family="text">
      <style:text-properties fo:font-style="italic" officeooo:rsid="0016eb9c" style:font-style-asian="italic" style:font-style-complex="italic"/>
    </style:style>
    <style:style style:name="T13" style:family="text">
      <style:text-properties fo:font-style="italic" officeooo:rsid="0022864c" style:font-style-asian="italic" style:font-style-complex="italic"/>
    </style:style>
    <style:style style:name="T14" style:family="text">
      <style:text-properties officeooo:rsid="001065bd"/>
    </style:style>
    <style:style style:name="T15" style:family="text">
      <style:text-properties officeooo:rsid="0016eb9c"/>
    </style:style>
    <style:style style:name="T16" style:family="text">
      <style:text-properties fo:font-size="10pt" officeooo:rsid="0016eb9c" style:font-size-asian="10pt" style:font-size-complex="10pt"/>
    </style:style>
    <style:style style:name="T17" style:family="text">
      <style:text-properties officeooo:rsid="00199d11"/>
    </style:style>
    <style:style style:name="T18" style:family="text">
      <style:text-properties officeooo:rsid="001bb6ef"/>
    </style:style>
    <style:style style:name="T19" style:family="text">
      <style:text-properties officeooo:rsid="001cd6ae"/>
    </style:style>
    <style:style style:name="T20" style:family="text">
      <style:text-properties officeooo:rsid="001e1fa0"/>
    </style:style>
    <style:style style:name="T21" style:family="text">
      <style:text-properties officeooo:rsid="001f5294"/>
    </style:style>
    <style:style style:name="T22" style:family="text">
      <style:text-properties officeooo:rsid="0025469a"/>
    </style:style>
    <style:style style:name="T23" style:family="text">
      <style:text-properties officeooo:rsid="00269f2e"/>
    </style:style>
    <style:style style:name="T24" style:family="text">
      <style:text-properties officeooo:rsid="0027a469"/>
    </style:style>
    <style:style style:name="T25" style:family="text">
      <style:text-properties officeooo:rsid="0029ed72"/>
    </style:style>
    <style:style style:name="T26" style:family="text">
      <style:text-properties officeooo:rsid="002a714d"/>
    </style:style>
    <style:style style:name="T27" style:family="text">
      <style:text-properties style:use-window-font-color="true" officeooo:rsid="0023a47f"/>
    </style:style>
    <style:style style:name="T28" style:family="text">
      <style:text-properties style:use-window-font-color="true" officeooo:rsid="0025a4a5"/>
    </style:style>
    <style:style style:name="T29" style:family="text">
      <style:text-properties style:use-window-font-color="true" fo:font-style="italic" officeooo:rsid="0023a47f" style:font-style-asian="italic" style:font-style-complex="italic"/>
    </style:style>
    <style:style style:name="T30" style:family="text">
      <style:text-properties officeooo:rsid="002b01ad"/>
    </style:style>
    <style:style style:name="T31" style:family="text">
      <style:text-properties officeooo:rsid="002f32b2"/>
    </style:style>
    <style:style style:name="T32" style:family="text">
      <style:text-properties officeooo:rsid="0030abde"/>
    </style:style>
    <style:style style:name="T33" style:family="text">
      <style:text-properties officeooo:rsid="003513b1"/>
    </style:style>
    <style:style style:name="T34" style:family="text">
      <style:text-properties fo:font-weight="bold" style:font-weight-asian="bold" style:font-weight-complex="bold"/>
    </style:style>
    <style:style style:name="T35" style:family="text">
      <style:text-properties fo:color="#ff3333" fo:font-weight="bold" style:font-weight-asian="bold" style:font-weight-complex="bold"/>
    </style:style>
    <style:style style:name="T36" style:family="text">
      <style:text-properties fo:color="#ff3333" fo:font-weight="bold" officeooo:rsid="00452f9b" style:font-weight-asian="bold" style:font-weight-complex="bold"/>
    </style:style>
    <style:style style:name="T37" style:family="text">
      <style:text-properties officeooo:rsid="00452f9b"/>
    </style:style>
    <style:style style:name="T38" style:family="text">
      <style:text-properties officeooo:rsid="0045c846"/>
    </style:style>
    <style:style style:name="T39" style:family="text">
      <style:text-properties officeooo:rsid="0048564f"/>
    </style:style>
    <style:style style:name="T40" style:family="text">
      <style:text-properties officeooo:rsid="004a7eae"/>
    </style:style>
    <style:style style:name="T41" style:family="text">
      <style:text-properties fo:color="#800000"/>
    </style:style>
    <style:style style:name="T42" style:family="text">
      <style:text-properties officeooo:rsid="004bab19"/>
    </style:style>
    <style:style style:name="T43" style:family="text">
      <style:text-properties officeooo:rsid="004be4b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ob</text:p>
      <text:p text:style-name="Subtitle">The Linux Batch <text:span text:style-name="T40">Execution</text:span> Subsystem</text:p>
      <text:p text:style-name="P66"><text:span text:style-name="T43">2014-12-25 /sjr/</text:span></text:p>
      <text:p text:style-name="P65"/>
      <text:h text:style-name="P72" text:outline-level="10">About Jobs, Group jobs, Tied Jobs, Moved Jobs, etc...</text:h>
      <text:p text:style-name="P64">What is a 'job'</text:p>
      <text:p text:style-name="P67">Typically a script. Perl, bash, python, whatever. <text:s/>But it can be anything executable on the system. <text:s text:c="2"/><text:span text:style-name="T41">&lt;-- this is the command in the job, not the job</text:span></text:p>
      <text:p text:style-name="P67">Including with it an execution context that includes environment variables and behaviour in response to the job's exit status. <text:s/></text:p>
      <text:p text:style-name="P67">Job :== execution context, including a pre-defined environment; a defined manner to send back status of a “try”, and indicate if it wants to try again; a defined mannner to preserve context across tries; a unique job id; a time when it can next run; a limit to the number of times it can run; a priority for competing against other jobs; … <text:s/><text:span text:style-name="T42">the environment makes it easy for the job to clone itself (group jobs) and to move to other nodes (tied jobs)</text:span></text:p>
      <text:p text:style-name="P59">Two concepts are core to the idea of distributable jobs:</text:p>
      <text:list xml:id="list7224272612861436449" text:style-name="L7">
        <text:list-item>
          <text:p text:style-name="P60">A job can move. <text:s/>It can start on one node, stop – of it's own choosing or due to external issues – and then continue to run on another node. <text:s/>Sometimes those nodes are peers; where they are effectively the same ecosystem, just distributed for redundancy and davailability. <text:s/>Think “clusters”. <text:s/>But jobs can move outside that; they can run in one cluster, then move out to a remote system or device where processing continues for a while; and then the job can move back – return home – and finish up. <text:s/></text:p>
          <text:p text:style-name="P60"><text:span text:style-name="T39">A use case for this is the corporate office deploying an update its satellite office. <text:s/>The job runs first at the corporate cluster, pushing components out to the satellite server, retrying as necessary until the delivery is complete. <text:s/>The the job moves to the satellite server, where the job installs the updates, rebooting as needed, resuming on reboot. <text:s/>When done, it returns control back to the corporate cluster to do reporting and archive results.</text:span></text:p>
        </text:list-item>
        <text:list-item>
          <text:p text:style-name="P61">A job can replicate: it can start as a single job, that duplicates itself across a list of (remote) systems where it then runs. <text:s/>The original parent job shepherds the child jobs; and reports out with aggregate status, collecting the results of the child jobs.</text:p>
          <text:p text:style-name="P61">A use case of this is like above, but where multiple satellite sites must be updated. <text:s/>The original job is submitted once with a list of related (tied) satellite offices; the job manager on the corporate cluster clones the job once for each satellite office, then each job proceeds as above.</text:p>
        </text:list-item>
      </text:list>
      <text:p text:style-name="P62"><text:soft-page-break/></text:p>
      <text:p text:style-name="P63">The above concepts are represented with the “tied to” attribute, which may be a list. <text:s/>When the job is submitted, if only one node is listed, the job is a <text:span text:style-name="T11">single</text:span><text:span text:style-name="T1"> job. <text:s/>If “tied to” is a list of 2+ other nodes, the job becomes a </text:span><text:span text:style-name="T11">group</text:span><text:span text:style-name="T1"> job: it clones its command etc and creates multiple separate jobs for each.</text:span></text:p>
      <text:p text:style-name="P63"><text:span text:style-name="T1">Jobs then run each as a single </text:span><text:span text:style-name="T11">child</text:span><text:span text:style-name="T1"> job, while the original group job is the </text:span><text:span text:style-name="T11">parent</text:span><text:span text:style-name="T1">. <text:s/>The parent group job remains until all child jobs complete.</text:span></text:p>
      <text:p text:style-name="P63"><text:span text:style-name="T1">Jobs move based upon their exit status. <text:s/>If a job exits with the special EINPROGRESS (115) status, the job manager moves the job to the tied node and runs it there. <text:s/>The original single job is the </text:span><text:span text:style-name="T11">master</text:span><text:span text:style-name="T1">, while the new job running on the remote (tied) node is the </text:span><text:span text:style-name="T11">slave</text:span><text:span text:style-name="T1"> job. <text:s/>The master remains, waiting, until the slave job completes, at which time the master resumes running.</text:span></text:p>
      <text:h text:style-name="P68" text:outline-level="10"/>
      <text:h text:style-name="P68" text:outline-level="10">Queue States</text:h>
      <text:p text:style-name="P15"><text:tab/><text:span text:style-name="T10">run, stop</text:span></text:p>
      <text:h text:style-name="Heading_20_10" text:outline-level="10">Job States</text:h>
      <text:p text:style-name="P14"><text:tab/>hold, pend, run, <text:span text:style-name="T20">tied (</text:span>echo, <text:span text:style-name="T14">pair?)</text:span>, done</text:p>
      <text:h text:style-name="Heading_20_10" text:outline-level="10"><text:span text:style-name="T21">Q</text:span>ueue location</text:h>
      <text:p text:style-name="P1"><text:tab/>/var/spool/job/<text:span text:style-name="T11">&lt;queue_name&gt;</text:span>/<text:span text:style-name="T11">&lt;state&gt;</text:span></text:p>
      <text:p text:style-name="P36"/>
      <text:h text:style-name="Heading_20_10" text:outline-level="10">Default Queue</text:h>
      <text:p text:style-name="Standard"><text:tab/>The default job queue is named simply “q”.</text:p>
      <text:p text:style-name="Standard"/>
      <text:h text:style-name="P68" text:outline-level="10">Job Manager Configuration</text:h>
      <text:p text:style-name="P3"><text:tab/><text:span text:style-name="T30">Location: </text:span><text:span text:style-name="Teletype"><text:span text:style-name="T27">/etc/job/job.conf</text:span></text:span></text:p>
      <text:p text:style-name="P3"/>
      <text:p text:style-name="Preformatted_20_Text"><text:tab/>[job]</text:p>
      <text:p text:style-name="P34"><text:tab/>default-queue: xx<text:line-break/><text:tab/><text:span text:style-name="T23">max-tries</text:span>: 100<text:tab/># max <text:span text:style-name="T24">runs; each queue can override</text:span></text:p>
      <text:p text:style-name="Preformatted_20_Text"><text:tab/><text:span text:style-name="T23">run-limit: 50<text:tab/># overall default; each queue can override</text:span></text:p>
      <text:p text:style-name="Preformatted_20_Text"><text:tab/><text:span text:style-name="T25">poll-secs: 60<text:tab/># poll interval; each queue can override</text:span></text:p>
      <text:p text:style-name="P3"/>
      <text:h text:style-name="P69" text:outline-level="10"><text:span text:style-name="T26">per-</text:span>Queue Configuration</text:h>
      <text:p text:style-name="Standard"><text:tab/>Location: <text:span text:style-name="Teletype"><text:span text:style-name="T27">/etc/job/q.</text:span></text:span><text:span text:style-name="Teletype"><text:span text:style-name="T28">d</text:span></text:span><text:span text:style-name="Teletype"><text:span text:style-name="T27">/</text:span></text:span><text:span text:style-name="Teletype"><text:span text:style-name="T29">queue_name</text:span></text:span><text:span text:style-name="Teletype"><text:span text:style-name="T27">.conf</text:span></text:span></text:p>
      <text:p text:style-name="P74"/>
      <text:p text:style-name="P77">[queue]</text:p>
      <text:p text:style-name="P6">name: <text:s/>myqueue</text:p>
      <text:p text:style-name="P5">desc: <text:s/>some text description</text:p>
      <text:p text:style-name="P9">state: run</text:p>
      <text:p text:style-name="P9"><text:span text:style-name="T23">run-</text:span>limit: 10<text:tab/># active job limit</text:p>
      <text:p text:style-name="P10"><text:span text:style-name="T23">max-tries</text:span>: 100<text:tab/># max <text:span text:style-name="T24">runs</text:span> for a job<text:line-break/><text:span text:style-name="T17">commands: false<text:line-break/>poll-secs: 60<text:tab/># how often the job manager polls the queues</text:span></text:p>
      <text:p text:style-name="P4"/>
      <text:h text:style-name="P70" text:outline-level="10"><text:soft-page-break/>Job Types</text:h>
      <text:p text:style-name="P16">Each queue may define zero or more job types. <text:s/>A job type is a pattern or template for the command that a job will run; it may be used to restrict users from submitting arbitrary commands, or as a convenience.</text:p>
      <text:p text:style-name="P16">Each job type is defined in its own [type:name] section in <text:span text:style-name="T22">a queue's</text:span> config file. <text:s/>Example:</text:p>
      <text:p text:style-name="P78">[type:deliver]</text:p>
      <text:p text:style-name="P8"><text:span text:style-name="T17">command</text:span>: <text:s/><text:span text:style-name="T17">scp -p 5000 /srv/archive/%1 rda:%sid</text:span></text:p>
      <text:p text:style-name="P7">desc: <text:s text:c="4"/>some description <text:span text:style-name="T19">for this job type</text:span></text:p>
      <text:h text:style-name="Heading_20_10" text:outline-level="10"/>
      <text:p text:style-name="P17">The type string may have parameters, %1, %2, %3... are the job arguments supplied when the job is submitted; whereas the named parameters such as %sid, %priority, etc match the job attributes.</text:p>
      <text:h text:style-name="P71" text:outline-level="10">Job File Location</text:h>
      <text:p text:style-name="P2">/var/spool/job/<text:span text:style-name="T11">&lt;queue_name&gt;</text:span>/<text:span text:style-name="T11">&lt;state&gt;/</text:span><text:span text:style-name="T13">&lt;jobfile&gt;</text:span></text:p>
      <text:p text:style-name="P37"/>
      <text:h text:style-name="Heading_20_10" text:outline-level="10">Job file<text:span text:style-name="T18">name</text:span> syntax</text:h>
      <text:p text:style-name="Text_20_body">The job file is the on-disk representation of the job and its collected output from run(s), if any. The name of this file uses a special format to make it easily sortable in the file-system:</text:p>
      <text:p text:style-name="P32">runtime.priority.job<text:span text:style-name="T20">id</text:span>.state{.pid}</text:p>
      <text:p text:style-name="Text_20_body">For example,</text:p>
      <text:p text:style-name="P31"><text:span text:style-name="Teletype"><text:span text:style-name="T5">t1418331122.p9.j0004002</text:span></text:span><text:span text:style-name="Teletype"><text:span text:style-name="T7">.</text:span></text:span><text:span text:style-name="Teletype"><text:span text:style-name="T8">pdiddy@hp.com</text:span></text:span></text:p>
      <text:p text:style-name="P31"><text:span text:style-name="Teletype"><text:span text:style-name="T5">t1418750047.p5.j0004365.</text:span></text:span><text:span text:style-name="Teletype"><text:span text:style-name="T6">c4t12345</text:span></text:span></text:p>
      <text:p text:style-name="P33"><text:a xlink:type="simple" xlink:href="mailto:t1418663004.p5.j0004205.joe.blow@hp.com"><text:span text:style-name="Teletype"><text:span text:style-name="T5">t1418663004.p5.j0004205</text:span></text:span></text:a><text:a xlink:type="simple" xlink:href="mailto:t1418663004.p5.j0004205.joe.blow@hp.com"><text:span text:style-name="Teletype"><text:span text:style-name="T7">.</text:span></text:span></text:a><text:a xlink:type="simple" xlink:href="mailto:t1418663004.p5.j0004205.joe.blow@hp.com"><text:span text:style-name="Teletype">joe.blow@hp.com</text:span></text:a><text:span text:style-name="Teletype"><text:span text:style-name="T8"><text:line-break/></text:span></text:span><text:span text:style-name="Teletype"><text:span text:style-name="T9">t1987340124.p3.j0103722.steve</text:span></text:span></text:p>
      <text:p text:style-name="Text_20_body">The 'p', 't', and 'j' prefix characters are a part of this syntax -- not for our computer overlords but as a mnemonic for the humans that have to support it:</text:p>
      <text:list xml:id="list3237914595088626058" text:style-name="L1">
        <text:list-item>
          <text:p text:style-name="P38"><text:s/>'t' for the scheduled run time <text:span text:style-name="T15">(epoch time, in seconds)</text:span></text:p>
        </text:list-item>
        <text:list-item>
          <text:p text:style-name="P42"><text:s/>'p' for priority</text:p>
        </text:list-item>
        <text:list-item>
          <text:p text:style-name="P42"><text:s/>'j' for the job number</text:p>
        </text:list-item>
      </text:list>
      <text:p text:style-name="P43">Because a search for jobs by the submitter is very common, the submitter ID is appended, which avoids the need to open the file when searching.</text:p>
      <text:p text:style-name="P13"><text:span text:style-name="T15">This syntax allows for efficient job selection by the job manager. <text:s/>When it runs, it does a </text:span><text:span text:style-name="Source_20_Text"><text:span text:style-name="T16">scandir()</text:span></text:span><text:span text:style-name="T15"> with </text:span><text:span text:style-name="Source_20_Text"><text:span text:style-name="T16">alphasort()</text:span></text:span><text:span text:style-name="T15"> on the pending directory, stopping when the run time is greater than now. <text:s/>This is a </text:span><text:span text:style-name="T12">single</text:span><text:span text:style-name="T2"> read access to the directory file (or more likely the in-memory cache of the file). <text:s/>Then, the job manager sorts the results by priority and takes the top N jobs that it can run. <text:s/>There's no need to access the individual job files to select them, </text:span><text:span text:style-name="T3">and the sort can even be a single-pass O(n).</text:span></text:p>
      <text:p text:style-name="P26">Job Substatus</text:p>
      <text:p text:style-name="P46"><text:soft-page-break/>A job's Sub-Status is an optional state for a job that is advanced by the job command itself. (The command must participate in this). It is used to indicate the progress of a command, such as the file we're working on during the copy of multiple files; or when the command is a script, it could indicate what step the script is at as it progresses thru its sequence.</text:p>
      <text:p text:style-name="P46">Use of the SubStatus field is Optional. The command that runs must participate in reporting status, by printing specially formatted output to indicate progress. This is similar to TAP output when run in a harness. Example:</text:p>
      <text:p text:style-name="P75"><text:s/>lorem ipsum</text:p>
      <text:p text:style-name="P75"><text:s/>dolum whatever</text:p>
      <text:p text:style-name="P75"><text:s/>## Step 3: Unpacking</text:p>
      <text:p text:style-name="P75"><text:s/>yada yomama</text:p>
      <text:p text:style-name="P75"><text:s/>## Step 4: Installing</text:p>
      <text:p text:style-name="P75"><text:s/>blah bleh bluh</text:p>
      <text:p text:style-name="P75"/>
      <text:p text:style-name="Standard"><text:span text:style-name="T1">The queue manager, which already watches job output, looks for these markers. The queue subsystem has a REST API where progress can be reported from remote jobs.</text:span></text:p>
      <text:p text:style-name="P39"/>
      <text:p text:style-name="P46">Suggested sub-status marker regex: /^##\s/</text:p>
      <text:p text:style-name="P46">(that is, a line that begins with two hashes and a space)</text:p>
      <text:p text:style-name="P12">Job-Updatable Context</text:p>
      <text:p text:style-name="P29">A job may store a small context string for its own use, that is passed back each time the job is restarted via the JOB_CONTEXT envvar. <text:s/>This allows the job to maintain a persistent context across runs. <text:s/>For example, if the job is transferring a large file that gets interrupted, it can issue a context update with the UUID for the file, before it starts the transfer.</text:p>
      <text:p text:style-name="P29">This mechanism works similar to the Job Substatus. <text:span text:style-name="T35">*** Why is substatus not enuf?? ***</text:span></text:p>
      <text:p text:style-name="P29">The job script should issue a string that begins with two caret characters, and a space. <text:s/>Example:</text:p>
      <text:p text:style-name="P35"><text:span text:style-name="T1"><text:s/></text:span><text:span text:style-name="T4">Contacting server...</text:span></text:p>
      <text:p text:style-name="P35"><text:span text:style-name="T1"><text:s/>Server</text:span><text:span text:style-name="T4"> returns UUID cf0b7422-6913-4260-b9c3-810a27822cab </text:span></text:p>
      <text:p text:style-name="P35"><text:span text:style-name="T1"><text:s/></text:span><text:span text:style-name="T4">^^ UUID=cf0b7422-6913-4260-b9c3-810a27822cab </text:span></text:p>
      <text:p text:style-name="P35"><text:span text:style-name="T1"><text:s/></text:span><text:span text:style-name="T4">Beginning transfer at block 0...</text:span></text:p>
      <text:p text:style-name="P30"/>
      <text:p text:style-name="P40">Locking</text:p>
      <text:p text:style-name="P20">When multiple nodes each run the job manager, sharing the same queues – via a SAN or a DFS, for example, locking must be used.</text:p>
      <text:p text:style-name="P20">Locking is done on the job file. <text:s/>Mutually exclusive locks are used whenever a job changes state, and the entire time the job is in run state.</text:p>
      <text:p text:style-name="P41"><text:soft-page-break/>Searching</text:p>
      <text:p text:style-name="P22">The top searches are expected to be:</text:p>
      <text:list xml:id="list4500634792810714270" text:style-name="L2">
        <text:list-item>
          <text:p text:style-name="P44">Given a job ID, get job status and job results</text:p>
        </text:list-item>
        <text:list-item>
          <text:p text:style-name="P44">Given a submitter ID and time range, return job status</text:p>
        </text:list-item>
        <text:list-item>
          <text:p text:style-name="P44">Given a group job ID, return the individual job status</text:p>
        </text:list-item>
        <text:list-item>
          <text:p text:style-name="P44">Given an associated station ID, and one or more status codes, return a list of job IDs</text:p>
        </text:list-item>
        <text:list-item>
          <text:p text:style-name="P44">Show a list of all running jobs</text:p>
        </text:list-item>
      </text:list>
      <text:p text:style-name="P22">Because of these top searches, we try to be efficient and encode information so that we don't have to open all the job files to see if job matched the criteria. <text:s/>Thus we use the file system to encode:</text:p>
      <text:list xml:id="list7074436022256597379" text:style-name="List_20_1">
        <text:list-item>
          <text:p text:style-name="P73">Job status</text:p>
        </text:list-item>
        <text:list-item>
          <text:p text:style-name="P73">job priority</text:p>
        </text:list-item>
        <text:list-item>
          <text:p text:style-name="P73">job ID</text:p>
        </text:list-item>
        <text:list-item>
          <text:p text:style-name="P73">submitter</text:p>
        </text:list-item>
        <text:list-item>
          <text:p text:style-name="P73">run time</text:p>
        </text:list-item>
      </text:list>
      <text:p text:style-name="P22">These attributes above are determined simply by looking at the file name – an inexpensive operation. <text:s/>Thus a scandir() or opendir() on the parent directory will tell us this info. <text:s/>And, when possible, avoid looking thru the “done” directory since that is expected to have the most job files in it – or save that for last.</text:p>
      <text:p text:style-name="P22">The next level is to look at the inode for the job file, without accessing the file contents <text:s/><text:span text:style-name="T33">(use stat() )</text:span>. <text:s/>We can tell from this:</text:p>
      <text:list xml:id="list1474600265743906000" text:style-name="L3">
        <text:list-item>
          <text:p text:style-name="P45">submit time</text:p>
        </text:list-item>
        <text:list-item>
          <text:p text:style-name="P45">last run (try) completion time</text:p>
        </text:list-item>
        <text:list-item>
          <text:p text:style-name="P47">job file size – if new results are available</text:p>
        </text:list-item>
      </text:list>
      <text:p text:style-name="P23">Finally, the most expensive search operations involve reading the job file contents. <text:s/>On a DFS, this can be quite time consuming, as it triggers resynchronization of the replicated file(s) across the network. <text:s/>There's two levels here:</text:p>
      <text:list xml:id="list1824950522376876458" text:style-name="L4">
        <text:list-item>
          <text:p text:style-name="P48">Read only the first header section then stop</text:p>
        </text:list-item>
        <text:list-item>
          <text:p text:style-name="P48">Most expensive: load the entire file</text:p>
        </text:list-item>
      </text:list>
      <text:p text:style-name="P23">But this makes all attributes available for searching.</text:p>
      <text:p text:style-name="P24">Our search algorithm takes this into consideration, doing each level of searches in series to narrow down the number of more-expensive search operations.</text:p>
      <text:p text:style-name="P11"><text:soft-page-break/>Running as the Submitting User</text:p>
      <text:p text:style-name="P25">When a job is submitted, the job file shall be the owner &amp; group of the submitter.</text:p>
      <text:p text:style-name="P25">Jobs then shall run under the euid and egid set to the owner of the job file – the jobman shall change, for the launched job, to the effective user and group of the file.</text:p>
      <text:p text:style-name="P41">Testing</text:p>
      <text:p text:style-name="P18">Things to write tests for:</text:p>
      <text:p text:style-name="P18">* If jobman dies/killed, all child jobs immediately terminated</text:p>
      <text:p text:style-name="P18">* when jobman restarted, it resumes eligible jobs</text:p>
      <text:p text:style-name="P18">* <text:span text:style-name="T31">killed (signalled) jobs detected, not restarted (unless signal is SIGCONT)</text:span></text:p>
      <text:p text:style-name="P18">* <text:span text:style-name="T31">restart on exit 0:11 (EAGAIN); go shadow (tied) on 115 (EINPROGRESS)</text:span></text:p>
      <text:h text:style-name="Heading_20_10" text:outline-level="10">Capacity</text:h>
      <text:p text:style-name="P19">* Pre-load J jobs, then add K jobs every k seconds, where each job lasts 'l' seconds +/- r%. </text:p>
      <text:p text:style-name="P18">* <text:span text:style-name="T32">Simulate group job creation: like above, but create G (~5k) jobs in batches. <text:s/>Make these jobs run with a fall-off distribution to simulate real-world completions; most go immediate, but some take up to 4 days to complete.</text:span></text:p>
      <text:p text:style-name="P21">Above done using <text:span text:style-name="Teletype">job-pump</text:span> script.</text:p>
      <text:p text:style-name="P21"/>
      <text:p text:style-name="P21"/>
      <text:p text:style-name="Heading">To Do</text:p>
      <text:list xml:id="list1766964639292708448" text:style-name="L5">
        <text:list-item>
          <text:p text:style-name="P50">man pages in the kit</text:p>
        </text:list-item>
        <text:list-item>
          <text:p text:style-name="P49">/<text:span text:style-name="T37">etc/job/job</text:span><text:span text:style-name="T36">s</text:span><text:span text:style-name="T37">.conf → job.conf … loose the 's'</text:span></text:p>
        </text:list-item>
        <text:list-item>
          <text:p text:style-name="P51">jobman default startup mode where it forks for each queue.</text:p>
        </text:list-item>
        <text:list-item>
          <text:p text:style-name="P52">lsjobq – show total jobs in a queue</text:p>
        </text:list-item>
        <text:list-item>
          <text:p text:style-name="P53">JOB_CONTEXT – is this really needed? <text:s/>JOB_SUBSTATUS can be used for it</text:p>
        </text:list-item>
        <text:list-item>
          <text:p text:style-name="P54">Scan for dead jobs within main loop, ~ every 3 mins (make configurable)</text:p>
        </text:list-item>
        <text:list-item>
          <text:p text:style-name="P55">Set process name of forked job</text:p>
        </text:list-item>
      </text:list>
      <text:p text:style-name="P27">Fixes</text:p>
      <text:list xml:id="list4631699145039779488" text:style-name="L6">
        <text:list-item>
          <text:p text:style-name="P57">Don't use realpath(); instead check for &gt;= 3 trailing parts and parse from that.</text:p>
        </text:list-item>
        <text:list-item>
          <text:p text:style-name="P58"><text:soft-page-break/>Rpm kit install doesn't make /etc/job/q.d … why?</text:p>
        </text:list-item>
        <text:list-item>
          <text:p text:style-name="P76"><text:span text:style-name="T38">Cleanup the groupdel error, userdel probably did it for us already.<text:line-break/><text:line-break/></text:span># rpm -e job <text:line-break/>jobman already stopped <text:line-break/>jobman: no process killed <text:line-break/><text:span text:style-name="T11">userdel: job home directory (/home/job) not found</text:span> <text:line-break/><text:span text:style-name="T34">groupdel: group 'job' does not exist <text:line-break/></text:span></text:p>
        </text:list-item>
        <text:list-item>
          <text:p text:style-name="P56"/>
        </text:list-item>
      </text:list>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monospace" svg:font-family="monospace, Courier"/>
    <style:font-face style:name="sans-serif" svg:font-family="sans-serif"/>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Mono" style:font-family-asian="'WenQuanYi Zen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Teletype" style:family="text">
      <style:text-properties style:font-name="Liberation Mono" fo:font-family="'Liberation Mono'" style:font-family-generic="modern" style:font-pitch="fixed" style:font-name-asian="WenQuanYi Zen Hei Mono" style:font-family-asian="'WenQuanYi Zen Hei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Mono" style:font-family-asian="'WenQuanYi Zen Hei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Roscio</meta:initial-creator>
    <meta:creation-date>2015-06-07T10:16:53.990634959</meta:creation-date>
    <meta:generator>LibreOffice/4.2.8.2$Linux_X86_64 LibreOffice_project/420m0$Build-2</meta:generator>
    <dc:date>2015-06-25T13:47:08.527906907</dc:date>
    <meta:editing-duration>P17DT10H29M5S</meta:editing-duration>
    <meta:editing-cycles>63</meta:editing-cycles>
    <meta:document-statistic meta:table-count="0" meta:image-count="0" meta:object-count="0" meta:page-count="7" meta:paragraph-count="132" meta:word-count="1932" meta:character-count="11123" meta:non-whitespace-character-count="9261"/>
  </office:meta>
</office:document-meta>
</file>